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list-style-name="WWNum18">
      <style:text-properties style:font-name="Calibri" officeooo:paragraph-rsid="00136e85" style:font-name-asian="Times New Roman" style:language-asian="pt" style:country-asian="BR" style:font-name-complex="Times New Roman"/>
    </style:style>
    <style:style style:name="P2" style:family="paragraph" style:parent-style-name="List_20_Paragraph" style:list-style-name="WWNum20">
      <style:text-properties style:font-name="Calibri" officeooo:paragraph-rsid="001834ca"/>
    </style:style>
    <style:style style:name="P3" style:family="paragraph" style:parent-style-name="List_20_Paragraph" style:list-style-name="WWNum20">
      <style:paragraph-properties fo:margin-left="1cm" fo:margin-right="0cm" fo:margin-top="0cm" fo:margin-bottom="0.353cm" loext:contextual-spacing="false" fo:text-indent="-1cm" style:auto-text-indent="false"/>
      <style:text-properties officeooo:rsid="00127469" officeooo:paragraph-rsid="00156cef"/>
    </style:style>
    <style:style style:name="P4" style:family="paragraph" style:parent-style-name="List_20_Paragraph" style:list-style-name="WWNum20">
      <style:paragraph-properties fo:margin-left="1cm" fo:margin-right="0cm" fo:margin-top="0cm" fo:margin-bottom="0.353cm" loext:contextual-spacing="false" fo:text-indent="-1cm" style:auto-text-indent="false"/>
      <style:text-properties officeooo:paragraph-rsid="00156cef"/>
    </style:style>
    <style:style style:name="P5" style:family="paragraph" style:parent-style-name="List_20_Paragraph">
      <style:paragraph-properties fo:margin-left="0cm" fo:margin-right="0cm" fo:margin-top="0cm" fo:margin-bottom="0.353cm" loext:contextual-spacing="false" fo:text-indent="0cm" style:auto-text-indent="false"/>
      <style:text-properties officeooo:paragraph-rsid="00156cef"/>
    </style:style>
    <style:style style:name="P6" style:family="paragraph" style:parent-style-name="List_20_Paragraph" style:list-style-name="WWNum20">
      <style:paragraph-properties fo:margin-top="0cm" fo:margin-bottom="0.353cm" loext:contextual-spacing="false"/>
      <style:text-properties style:font-name="Calibri" officeooo:rsid="00127469" officeooo:paragraph-rsid="001834ca"/>
    </style:style>
    <style:style style:name="P7" style:family="paragraph" style:parent-style-name="Standard">
      <style:text-properties fo:color="#000000" style:font-name="Calibri" officeooo:paragraph-rsid="00162534" fo:background-color="#ffffff" style:font-name-asian="Calibri1" style:font-name-complex="Calibri1"/>
    </style:style>
    <style:style style:name="P8" style:family="paragraph" style:parent-style-name="Standard">
      <style:text-properties fo:color="#000000" style:font-name="Calibri" officeooo:rsid="00162534" officeooo:paragraph-rsid="00162534" fo:background-color="#ffff00" style:font-name-asian="Calibri1" style:font-name-complex="Calibri1"/>
    </style:style>
    <style:style style:name="P9" style:family="paragraph" style:parent-style-name="Standard">
      <style:paragraph-properties fo:margin-left="0cm" fo:margin-right="0cm" fo:text-indent="0.501cm" style:auto-text-indent="false"/>
      <style:text-properties officeooo:paragraph-rsid="00127469"/>
    </style:style>
    <style:style style:name="P10" style:family="paragraph" style:parent-style-name="Standard">
      <style:paragraph-properties fo:margin-left="0cm" fo:margin-right="0cm" fo:text-indent="0.501cm" style:auto-text-indent="false"/>
      <style:text-properties officeooo:rsid="00127469" officeooo:paragraph-rsid="00127469"/>
    </style:style>
    <style:style style:name="P11" style:family="paragraph" style:parent-style-name="Standard">
      <style:paragraph-properties fo:margin-left="0cm" fo:margin-right="0cm" fo:text-indent="0.501cm" style:auto-text-indent="false"/>
      <style:text-properties officeooo:rsid="00127469" officeooo:paragraph-rsid="00136e85"/>
    </style:style>
    <style:style style:name="P12" style:family="paragraph" style:parent-style-name="Standard">
      <style:paragraph-properties fo:margin-left="0cm" fo:margin-right="0cm" fo:text-indent="0.501cm" style:auto-text-indent="false"/>
      <style:text-properties officeooo:rsid="00127469" officeooo:paragraph-rsid="00127469" fo:background-color="#ffff00"/>
    </style:style>
    <style:style style:name="P13" style:family="paragraph" style:parent-style-name="Standard">
      <style:paragraph-properties fo:margin-left="0cm" fo:margin-right="0cm" fo:text-indent="0.501cm" style:auto-text-indent="false"/>
      <style:text-properties style:font-name="Calibri" officeooo:paragraph-rsid="00136e85" style:font-name-asian="Times New Roman" style:language-asian="pt" style:country-asian="BR" style:font-name-complex="Times New Roman"/>
    </style:style>
    <style:style style:name="P14" style:family="paragraph" style:parent-style-name="Standard">
      <style:paragraph-properties fo:margin-left="0cm" fo:margin-right="0cm" fo:text-indent="0.501cm" style:auto-text-indent="false"/>
      <style:text-properties style:font-name="Calibri" officeooo:paragraph-rsid="00146afe" style:font-name-asian="Times New Roman" style:language-asian="pt" style:country-asian="BR" style:font-name-complex="Times New Roman"/>
    </style:style>
    <style:style style:name="P15" style:family="paragraph" style:parent-style-name="Standard">
      <style:paragraph-properties fo:margin-left="0cm" fo:margin-right="0cm" fo:text-indent="0.501cm" style:auto-text-indent="false"/>
      <style:text-properties style:font-name="Calibri" officeooo:paragraph-rsid="00162534" style:font-name-asian="Times New Roman" style:language-asian="pt" style:country-asian="BR" style:font-name-complex="Times New Roman"/>
    </style:style>
    <style:style style:name="P16" style:family="paragraph" style:parent-style-name="Standard">
      <style:paragraph-properties fo:margin-left="0cm" fo:margin-right="0cm" fo:text-indent="0.501cm" style:auto-text-indent="false"/>
      <style:text-properties style:font-name="Calibri" officeooo:paragraph-rsid="00162534" style:font-name-asian="Symbol1" style:language-asian="pt" style:country-asian="BR" style:font-name-complex="Symbol1"/>
    </style:style>
    <style:style style:name="P17" style:family="paragraph" style:parent-style-name="Standard">
      <style:paragraph-properties fo:margin-left="0cm" fo:margin-right="0cm" fo:text-indent="0.501cm" style:auto-text-indent="false"/>
      <style:text-properties style:font-name="Calibri" officeooo:rsid="00162534" officeooo:paragraph-rsid="00162534" fo:background-color="#ffff00" style:font-name-asian="Symbol1" style:language-asian="pt" style:country-asian="BR" style:font-name-complex="Symbol1"/>
    </style:style>
    <style:style style:name="P18" style:family="paragraph" style:parent-style-name="Standard">
      <style:paragraph-properties fo:margin-left="0cm" fo:margin-right="0cm" fo:text-indent="0.501cm" style:auto-text-indent="false"/>
      <style:text-properties fo:color="#000000" style:font-name="Calibri" officeooo:rsid="00127469" officeooo:paragraph-rsid="00162534" fo:background-color="#ffffff" style:font-name-asian="Calibri1" style:font-name-complex="Calibri1"/>
    </style:style>
    <style:style style:name="P19" style:family="paragraph" style:parent-style-name="Standard">
      <style:paragraph-properties fo:margin-left="0cm" fo:margin-right="0cm" fo:text-indent="0.501cm" style:auto-text-indent="false"/>
      <style:text-properties fo:color="#000000" style:font-name="Calibri" officeooo:paragraph-rsid="00162534" fo:background-color="#ffffff" style:font-name-asian="Calibri1" style:font-name-complex="Calibri1"/>
    </style:style>
    <style:style style:name="P20" style:family="paragraph" style:parent-style-name="Standard">
      <style:paragraph-properties fo:margin-left="0cm" fo:margin-right="0cm" fo:text-indent="0.501cm" style:auto-text-indent="false"/>
      <style:text-properties officeooo:paragraph-rsid="00146afe"/>
    </style:style>
    <style:style style:name="T1" style:family="text">
      <style:text-properties style:font-name="Calibri" style:font-name-asian="Times New Roman" style:language-asian="pt" style:country-asian="BR" style:font-name-complex="Times New Roman"/>
    </style:style>
    <style:style style:name="T2" style:family="text">
      <style:text-properties fo:color="#000000" style:font-name="Calibri" fo:background-color="#ffffff" loext:char-shading-value="0" style:font-name-asian="Calibri1" style:font-name-complex="Calibri1"/>
    </style:style>
    <style:style style:name="T3" style:family="text">
      <style:text-properties fo:color="#000000" style:font-name="Calibri" fo:background-color="#ffffff" loext:char-shading-value="0" style:font-name-asian="Calibri1" style:language-asian="pt" style:country-asian="BR" style:font-name-complex="Calibri1"/>
    </style:style>
    <style:style style:name="T4" style:family="text">
      <style:text-properties fo:color="#000000" style:font-name="Calibri" officeooo:rsid="00127469" fo:background-color="#ffffff" loext:char-shading-value="0" style:font-name-asian="Calibri1" style:language-asian="pt" style:country-asian="BR" style:font-name-complex="Calibri1"/>
    </style:style>
    <style:style style:name="T5" style:family="text">
      <style:text-properties fo:color="#000000" fo:background-color="#ffffff" loext:char-shading-value="0" style:font-name-asian="Calibri1" style:font-name-complex="Calibri1"/>
    </style:style>
    <style:style style:name="T6" style:family="text">
      <style:text-properties fo:color="#000000" officeooo:rsid="00162534" fo:background-color="#ffffff" loext:char-shading-value="0" style:font-name-asian="Calibri1" style:font-name-complex="Calibri1"/>
    </style:style>
    <style:style style:name="T7" style:family="text">
      <style:text-properties officeooo:rsid="001625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DEFINICAO DE AQUAPONIA</text:span></text:p>
      <text:p text:style-name="P10"><text:span text:style-name="T1">Texto</text:span></text:p>
      <text:p text:style-name="P18"><text:span text:style-name="T1">A aquaponia é um sistema antigo, mas foi a partir de meados dos anos 90 que teve sua disseminação como alternativa de produção associada de animais aquáticos e plantas.</text:span></text:p>
      <text:p text:style-name="P10"><text:span text:style-name="T1"/></text:p>
      <text:p text:style-name="P12"><text:span text:style-name="T1">NECESSIDADE DE MONITORAMENTO</text:span></text:p>
      <text:p text:style-name="P9"><text:span text:style-name="T1">Praticantes da aquaponia começaram a se preocupar com a estabilidade dos sistemas. Para tal, procuram monitorar e controlar uma variedade de fatores, como a temperatura da água, pH, micro e macronutrientes, oxigênio dissolvido, foto-período, etc. Vários estudos têm proposto monitorar e controlar os fatores envolvidos, com vistas à otimização da produção comercial (Rakocy, 2012; Savidov, 2005; Tyson et al., 2011).</text:span></text:p>
      <text:p text:style-name="P9"><text:span text:style-name="T1"/></text:p>
      <text:p text:style-name="P12"><text:span text:style-name="T1">FOME NO MUNDO</text:span></text:p>
      <text:p text:style-name="P13">Desnutrição e dietas empobrecidas constituem a principal carga global de doenças. Os prejuízos decorrentes de baixo peso, crescimento deficiente e deficiências nutricionais, respondem por uma perda de renda que chega a 11% do PIB em países da Ásia e África. Maior do que a perda decorrente da crise de 2008 (IFPRI, 2016).</text:p>
      <text:p text:style-name="P13">Consequências da má nutrição ou de dietas empobrecidas (IFPRI, opcit.):</text:p>
      <text:list xml:id="list809227069530152498" text:style-name="WWNum18">
        <text:list-item>
          <text:p text:style-name="P1">Desnutrição Infantil; </text:p>
        </text:list-item>
        <text:list-item>
          <text:p text:style-name="P1">Deficiência de crescimento infantil; </text:p>
        </text:list-item>
        <text:list-item>
          <text:p text:style-name="P1">Obesidade em adultos; </text:p>
        </text:list-item>
        <text:list-item>
          <text:p text:style-name="P1">Deficiência de micronutrients; </text:p>
        </text:list-item>
        <text:list-item>
          <text:p text:style-name="P1">Aumento da incidência de diabetes, doenças cardíacas e alguns tipos de câncer.</text:p>
        </text:list-item>
      </text:list>
      <text:p text:style-name="P13">54% da população mundial vive em cidades e estima-se que em 2060 este percentual estará na casa de 66% (ONU, 2014). As demandas por alimento tem crescido inimterruptamente (ONU, 2010).</text:p>
      <text:p text:style-name="P13"/>
      <text:p text:style-name="P17">AQUAPONIA URBANA</text:p>
      <text:p text:style-name="P16"><text:span text:style-name="T5"><text:s/></text:span><text:span text:style-name="T6">A aquaponia t</text:span><text:span text:style-name="T5">em sido muito desenvolvida nos meios rurais. Atualmente, novas frentes têm sido abertas para a sua disseminação também nas cidades. </text:span>Hoje assistimos inúmeras iniciativas que tratam da introdução de técnicas de cultivo nas cidades (Brown &amp; Carter, 2002; van Veenhuizen, 2006; Lovo, 2011; FAO, 2014; Zazada, 2011).</text:p>
      <text:p text:style-name="P15">A aquaponia hoje está definitivamente na agenda que sinaliza os caminhos para a modernidade dos centros urbanos e veio para ficar (Gaus, 2013).</text:p>
      <text:p text:style-name="P11"><text:span text:style-name="T3"/></text:p>
      <text:p text:style-name="P10"><text:span text:style-name="T1"/></text:p>
      <text:p text:style-name="P12"><text:span text:style-name="T1">NECESSIDADE DE AUTOMACAO</text:span></text:p>
      <text:p text:style-name="P14"/>
      <text:p text:style-name="P20"><text:span text:style-name="T4">Uma aplicação desejável para os sistemas aquapônicos urbanos é a de aplicá-los em comunidades carentes, com fins de contribuir para a segurança alimentar destes contingentes. É aí que entra a automação. Ao desenvolvermos um sistema bem configurado, robusto e confiável, estaremos possibilitando a sua operação com o mínimo de conhecimento técnico, ao mesmo tempo com um desempenho otimizado. Desta forma, poderemos disseminar tais sistemas nas comunidades carentes, construindo uma rede que, além de produzir tão desejáveis efeitos nutricionais de baixo custo, </text:span><text:soft-page-break/><text:span text:style-name="T4">permitirá uma grande interação e intercâmbio entre pessoas, comunidades, técnicos e instituições. De fato, imaginemos o potencial de interação e integração entre os vários atores envolvidos em um ecossistema aquapônico urbano, onde pessoas trocariam alimentos produzidos em épocas diferentes, comparariam sistemas, configurações, interagiriam com um grupo de técnicos, associados com instituições públicas, ONGs, universidades, que por sua vez, desfrutariam de dados </text:span><text:span text:style-name="T2">precisos para o desenvolvimento de estudos e processos, formando um círculo virtuoso, onde todos seriam grandemente beneficiados. Desta forma, poderemos disseminar tais sistemas nas comunidades carentes, construindo uma rede que, além de produzir tão desejáveis efeitos nutricionais de baixo custo, permitirá uma grande interação e intercâmbio entre pessoas, comunidades, técnicos e instituições. </text:span></text:p>
      <text:p text:style-name="P19"><text:span text:style-name="T2"/></text:p>
      <text:p text:style-name="P8">OTIMIZACAO DE CUSTOS</text:p>
      <text:p text:style-name="P7">A proposta de perseguirmos a meta de otimizar materiais e processos, com vistas à redução de custos de implantação e operação dos sistemas, tem o potencial de contribuir para a aquisição de conhecimentos e práticas tecnológicas que possam ser relevantes na disseminação dos sistemas aquapônicos e outros sistemas embarcados correlatos, que envolvam atividades semelhantes, tais como medições de parâmetros físico-químicos e tecnologia da informação, relacionada à aquisição de dados, processamento, comunicação remota, interface com o usuário, etc.</text:p>
      <text:p text:style-name="P18"><text:span text:style-name="T3">A parametrização de variáveis de cunho biológico e nutricional também vai na mesma linha de contribuições que possam melhorar a aplicabilidade de tais sistemas.</text:span></text:p>
      <text:p text:style-name="P9"><text:span text:style-name="T1"/></text:p>
      <text:p text:style-name="P12"><text:span text:style-name="T1">OBJETIVOS DO TRABALHO</text:span></text:p>
      <text:p text:style-name="P5">O principal objetivo do projeto é desenvolver técnicas de aquaponia que possam facilitar a disseminação e uso de sistemas aquapônicos em contingentes populacionais urbanos de baixa renda, com fins de propiciar alternativas de segurança alimentar e educação ambiental coletiva para tais comunidades.</text:p>
      <text:p text:style-name="P5">Para tanto, o projeto buscará atender às seguintes metas:</text:p>
      <text:list xml:id="list7092208762394066356" text:style-name="WWNum20">
        <text:list-item>
          <text:p text:style-name="P4">Projetar sistemas aquapônicos para uso em meio urbano (FASE I);</text:p>
        </text:list-item>
        <text:list-item>
          <text:p text:style-name="P4">Desenvolver mecanismos de automação computacional, visando o monitoramento e controle de sistemas aquapônicos que permitam a gestão do sistema local e remotamente, com o uso de sensores, atuadores, dispositivos gerenciadores, protocolos de comunicação e aplicações web responsivas (FASE I);</text:p>
        </text:list-item>
        <text:list-item>
          <text:p text:style-name="P4">Estabelecer parametrizações que possam customizar os sistemas e estender seu poder aplicativo (FASE II);</text:p>
        </text:list-item>
        <text:list-item>
          <text:p text:style-name="P4">Desenvolver materiais e processos que possam reduzir custos de implantação e operação dos sistemas aquapônicos (FASE II).</text:p>
        </text:list-item>
        <text:list-item>
          <text:p text:style-name="P4">Promover estratégias de disseminar conceitos ecológicos ecossistêmicos e de educação ambiental em geral nas referidas comunidades (FASE III);</text:p>
        </text:list-item>
        <text:list-item>
          <text:p text:style-name="P4">Projetar um sistema de gestão de sistemas aquapônicos, envolvendo atores comunitários e técnicos, que visem a disseminação bem sucedida destes sistemas em comunidades de baixa renda (FASE III); e</text:p>
        </text:list-item>
        <text:list-item>
          <text:p text:style-name="P3"><text:soft-page-break/><text:span text:style-name="T1">Desenvolver estratégias que permitam a formação, a troca de informações e de produtos, a interação e a sinergia entre os atores envolvidos no sistema de gestão(FASE III) ;</text:span></text:p>
        </text:list-item>
        <text:list-item>
          <text:p text:style-name="P2">As contribuições gerais são:</text:p>
        </text:list-item>
        <text:list-item>
          <text:p text:style-name="P2">Contribuir para o desenvolvimento de sistemas aquapônicos destinados a aplicações urbanas;</text:p>
        </text:list-item>
        <text:list-item>
          <text:p text:style-name="P2">Contribuir para o atendimento à população com fins de segurança alimentar;</text:p>
        </text:list-item>
        <text:list-item>
          <text:p text:style-name="P2">Contribuir para o melhor entendimento do funcionamento dos ecossistemas e da consciência ambiental nas comunidades;</text:p>
        </text:list-item>
        <text:list-item>
          <text:p text:style-name="P2">Contribuir para o desenvolvimento de tecnologia de sistemas embarcados robustos para uso em comunidades;</text:p>
        </text:list-item>
        <text:list-item>
          <text:p text:style-name="P2">Contribuir para a sinergia e cooperação entre membros de comunidades carentes;</text:p>
          <text:p text:style-name="P6"><text:span text:style-name="T1">Contribuir para a formação de técnicos que possam interagir no desenvolvimento e manutenção de sistemas aquapônicos aplicados em comunidades carentes.</text:span></text:p>
        </text:list-item>
      </text:list>
      <text:p text:style-name="P10"><text:span text:style-name="T1"/></text:p>
      <text:p text:style-name="P12"><text:span text:style-name="T1">ESTRUTURACAO DO TRABALHO</text:span></text:p>
      <text:p text:style-name="P10"><text:span text:style-name="T1">Tex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8">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6T21:01:15.662481188</meta:creation-date>
    <dc:date>2017-08-16T21:56:40.384613419</dc:date>
    <meta:editing-duration>PT31M52S</meta:editing-duration>
    <meta:editing-cycles>5</meta:editing-cycles>
    <meta:generator>LibreOffice/5.1.6.2$Linux_X86_64 LibreOffice_project/10m0$Build-2</meta:generator>
    <meta:document-statistic meta:table-count="0" meta:image-count="0" meta:object-count="0" meta:page-count="3" meta:paragraph-count="41" meta:word-count="908" meta:character-count="6227" meta:non-whitespace-character-count="5373"/>
  </office:meta>
</office:document-meta>
</file>